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 style:list-style-name="L2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Standard" style:list-style-name="L3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Standard" style:list-style-name="L4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000000" style:font-name="trebuchet ms" fo:font-size="8.2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none" draw:fill-color="#99ccff" draw:fill-gradient-name="Gradient_20_1" draw:fill-hatch-name="Black_20_0_20_Degrees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ávrh algoritmů – zkouška, 3. termín, 9.6.2011</text:span></text:p>
      <text:p text:style-name="P1"><text:span text:style-name="T1"/></text:p>
      <text:list xml:id="list36469476" text:style-name="L1">
        <text:list-item>
          <text:p text:style-name="P2"><text:span text:style-name="T1">Nakreslit černobílý strom s danými vlastnostmi:</text:span></text:p>
          <text:p text:style-name="P2"><text:span text:style-name="T1"/></text:p>
        </text:list-item>
      </text:list>
      <text:p text:style-name="P1"><text:span text:style-name="T1">a)<text:tab/>levý následník kořene je list, strom má maximální možný počet uzlů, uzly jsou ohodnoceny čísly 1,2,4,5,6,7,...,n+1 <text:tab/>(chybí uzel 3)</text:span></text:p>
      <text:p text:style-name="P1"><text:span text:style-name="T1">b)<text:tab/>přidat uzel 3 a provést příslušné úpravy, aby byl strom stále černobílý</text:span></text:p>
      <text:p text:style-name="P1"><text:span text:style-name="T1"/></text:p>
      <text:p text:style-name="P1"><text:span text:style-name="T1"/></text:p>
      <text:p text:style-name="P1"><text:span text:style-name="T1">2. <text:s text:c="19"/>1 <text:s text:c="17"/>1 <text:s text:c="19"/>1 <text:s text:c="19"/>1 <text:s text:c="35"/>... <text:s text:c="34"/>1</text:span></text:p>
      <text:p text:style-name="P1"><draw:rect text:anchor-type="paragraph" draw:z-index="0" draw:style-name="gr1" draw:text-style-name="P6" svg:width="13.323cm" svg:height="5.349cm" svg:x="1.436cm" svg:y="0.088cm"><text:p/></draw:rect><draw:line text:anchor-type="paragraph" draw:z-index="2" draw:style-name="gr2" draw:text-style-name="P6" svg:x1="2.88cm" svg:y1="0.088cm" svg:x2="2.88cm" svg:y2="5.436cm"><text:p/></draw:line><draw:line text:anchor-type="paragraph" draw:z-index="3" draw:style-name="gr2" draw:text-style-name="P6" svg:x1="4.701cm" svg:y1="0.088cm" svg:x2="4.738cm" svg:y2="5.436cm"><text:p/></draw:line><draw:line text:anchor-type="paragraph" draw:z-index="4" draw:style-name="gr2" draw:text-style-name="P6" svg:x1="6.671cm" svg:y1="0.088cm" svg:x2="6.71cm" svg:y2="5.436cm"><text:p/></draw:line><draw:line text:anchor-type="paragraph" draw:z-index="5" draw:style-name="gr2" draw:text-style-name="P6" svg:x1="13.37cm" svg:y1="0.088cm" svg:x2="13.351cm" svg:y2="5.436cm"><text:p/></draw:line><draw:line text:anchor-type="paragraph" draw:z-index="6" draw:style-name="gr2" draw:text-style-name="P6" svg:x1="8.453cm" svg:y1="0.088cm" svg:x2="8.546cm" svg:y2="5.436cm"><text:p/></draw:lin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 text:c="12"/>4 <text:s text:c="15"/>4 <text:s text:c="18"/>4 <text:s text:c="20"/>4 <text:s text:c="18"/>4 <text:s text:c="27"/>... <text:s text:c="36"/>4</text:span></text:p>
      <text:p text:style-name="P1"><text:span text:style-name="T1"/></text:p>
      <text:p text:style-name="P1"><text:span text:style-name="T1"/></text:p>
      <text:p text:style-name="P1"><text:span text:style-name="T1"><text:s text:c="25"/>2 <text:s text:c="15"/>2 <text:s text:c="20"/>2 <text:s text:c="18"/>2 <text:s text:c="35"/>… <text:s text:c="33"/>2</text:span></text:p>
      <text:p text:style-name="P1"><draw:line text:anchor-type="paragraph" draw:z-index="1" draw:style-name="gr2" draw:text-style-name="P6" svg:x1="1.436cm" svg:y1="0.025cm" svg:x2="14.759cm" svg:y2="0.101cm"><text:p/></draw:lin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 text:c="13"/>4 <text:s text:c="14"/>4 <text:s text:c="19"/>4 <text:s text:c="19"/>4 <text:s text:c="18"/>4 <text:s text:c="27"/>… <text:s text:c="38"/>4</text:span></text:p>
      <text:p text:style-name="P1"><text:span text:style-name="T1"/></text:p>
      <text:p text:style-name="P1"><text:span text:style-name="T1"/></text:p>
      <text:p text:style-name="P1"><text:span text:style-name="T1"><text:s text:c="23"/>3 <text:s text:c="18"/>3 <text:s text:c="18"/>3 <text:s text:c="18"/>3 <text:s text:c="36"/>… <text:s text:c="33"/>3</text:span></text:p>
      <text:p text:style-name="P1"><text:span text:style-name="T1"/></text:p>
      <text:p text:style-name="P1"><text:span text:style-name="T1"/></text:p>
      <text:p text:style-name="P1"><text:span text:style-name="T1"><text:tab/>Zjistit počet koster grafu, který má n = 3k uzlů a 5k-3 hran.</text:span></text:p>
      <text:p text:style-name="P1"><text:span text:style-name="T1"/></text:p>
      <text:p text:style-name="P1"><text:span text:style-name="T1"/></text:p>
      <text:list xml:id="list36620232" text:style-name="L2">
        <text:list-item>
          <text:p text:style-name="P3"><text:span text:style-name="T1">Napsat matici nejkratších cest grafu, floyd Warshallův algoritmus (graf měl 6 uzlů a vzdálenosti a hrany si bohužel <text:tab/>nepamatuju stejně jako příklady 5 a 6 ...navrhnout algoritmus)</text:span></text:p>
        </text:list-item>
      </text:list>
      <text:p text:style-name="P1"><text:span text:style-name="T1"/></text:p>
      <text:p text:style-name="P1"><text:span text:style-name="T1"/></text:p>
      <text:list xml:id="list36655915" text:style-name="L3">
        <text:list-item>
          <text:p text:style-name="P4"><text:span text:style-name="T1">Definovaný algoritmus: je dána posloupnost, která má n &gt;= 128 prvků, pro jednoduchost n je mocnina dvou, tuto <text:tab/>posloupnost seřadíme tak, že ji rozdělíme na 128 skupin o stejném počtu prvků, které seřadíme algoritmem InsertSort, <text:tab/>a potom sloučíme dvě sousední již seřazené skupiny dohromady podobně jako u algoritmu MergeSort. Vznikne 64 <text:tab/>skupin, které takto dále slučujeme dohromady, až po sedmé iteracizískáme seřazenou posloupnost.</text:span></text:p>
        </text:list-item>
      </text:list>
      <text:p text:style-name="P1"><text:span text:style-name="T1"/></text:p>
      <text:p text:style-name="P1"><text:span text:style-name="T1">a)<text:tab/>jaká je složitost tohoto algoritmu?</text:span></text:p>
      <text:p text:style-name="P1"><text:span text:style-name="T1">b)<text:tab/>jak by se složitos změnila, pokud bychom na začátku posloupnost rozdělili na polovinu, tyto dvě poloviny <text:tab/>bychomseřadili algoritmem InsertSort, a potom sloučili na jeden celek?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/>Výsledky:</text:span></text:p>
      <text:p text:style-name="P1"><text:span text:style-name="T1"/></text:p>
      <text:list xml:id="list37137065" text:style-name="L4">
        <text:list-header>
          <text:p text:style-name="P5"><text:span text:style-name="T1">2. k^2</text:span></text:p>
          <text:p text:style-name="P5"><text:span text:style-name="T1">4. a) n.log(n)</text:span></text:p>
          <text:p text:style-name="P5"><text:span text:style-name="T1"><text:s text:c="4"/>b) n^2</text:span></text:p>
          <text:p text:style-name="P5"><text:span text:style-name="T1"/></text:p>
        </text:list-header>
      </text:list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larax </meta:initial-creator>
    <meta:creation-date>2011-06-25T16:04:22.15</meta:creation-date>
    <dc:date>2011-06-25T17:02:28.02</dc:date>
    <dc:creator>Klarax </dc:creator>
    <meta:editing-duration>PT00H25M43S</meta:editing-duration>
    <meta:editing-cycles>2</meta:editing-cycles>
    <meta:generator>OpenOffice.org/3.2$Win32 OpenOffice.org_project/320m19$Build-9505</meta:generator>
    <meta:document-statistic meta:table-count="0" meta:image-count="0" meta:object-count="0" meta:page-count="1" meta:paragraph-count="18" meta:word-count="225" meta:character-count="2032"/>
  </office:meta>
</office:document-meta>
</file>